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r una jerarquía de clases para alumnos de un centro educativo, con métodos que permitan dar de alta a alumnos y sacar un listado de los mismos, por ejemplo. Enviar un fichero comprimido (.tgz o .zip sólo) con todos los programas. Si necesitan explicación adicional, realizarlas como comentarios.</text:p>
      <text:p text:style-name="Standard"/>
      <text:p text:style-name="Standard">https://github.com/renatolrr/EjerciciosPerlAvanzado </text:p>
      <text:p text:style-name="Standard"/>
      <text:p text:style-name="Standard"><text:bookmark text:name="565c4ff574b0382734e25c608bde38ff-c061d6f23bf30016f6d7a274bce9a1fbf90e79da"/>/PDO/Ejercicio1a.pl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 </meta:initial-creator>
    <meta:creation-date>2013-11-21T06:42:03</meta:creation-date>
    <dc:date>2013-11-21T06:45:01</dc:date>
    <dc:creator>renato </dc:creator>
    <meta:editing-duration>P0D</meta:editing-duration>
    <meta:editing-cycles>1</meta:editing-cycles>
    <meta:document-statistic meta:table-count="0" meta:image-count="0" meta:object-count="0" meta:page-count="1" meta:paragraph-count="3" meta:word-count="50" meta:character-count="370" meta:non-whitespace-character-count="322"/>
    <meta:generator>LibreOffice/3.5$Linux_x86 LibreOffice_project/350m1$Build-2</meta:generator>
  </office:meta>
</office:document-meta>
</file>